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o_20_independiente_20_2">
      <style:paragraph-properties fo:margin-left="0.635cm" fo:margin-right="0cm" fo:text-indent="0cm" style:auto-text-indent="false"/>
    </style:style>
    <style:style style:name="P6" style:family="paragraph" style:parent-style-name="Texto_20_independiente_20_2">
      <style:paragraph-properties fo:margin-left="1.244cm" fo:margin-right="0cm" fo:text-indent="0cm" style:auto-text-indent="false"/>
    </style:style>
    <style:style style:name="P7" style:family="paragraph" style:parent-style-name="Texto_20_independiente_20_2">
      <style:paragraph-properties fo:text-align="end" style:justify-single-word="false"/>
      <style:text-properties style:font-name="Arial Black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master-page-name="Document">
      <style:paragraph-properties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o_20_independiente_20_2" style:list-style-name="WW8Num2">
      <style:paragraph-properties fo:margin-left="1.27cm" fo:margin-right="0cm" fo:text-indent="-0.635cm" style:auto-text-indent="false"/>
    </style:style>
    <style:style style:name="P10" style:family="paragraph" style:parent-style-name="Texto_20_independiente_20_2" style:master-page-name="Standard">
      <style:paragraph-properties style:page-number="auto"/>
    </style:style>
    <style:style style:name="P11" style:family="paragraph" style:parent-style-name="Títol_20_portada" style:master-page-name="Portada">
      <style:paragraph-properties style:page-number="auto"/>
    </style:style>
    <style:style style:name="P12" style:family="paragraph" style:parent-style-name="Heading_20_1"/>
    <style:style style:name="P13" style:family="paragraph" style:parent-style-name="Heading_20_2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utomòbils 2000</text:p>
      <text:p text:style-name="Subtítol_20_portada">Proposta de personal</text:p>
      <text:p text:style-name="autor_2f_a">Josep M. Fuster</text:p>
      <text:p text:style-name="P7">Cap del Departament de Publicitat</text:p>
      <text:p text:style-name="P4"/>
      <text:p text:style-name="P8"/>
      <text:p text:style-name="P2">Informe del Departament de Publicitat sobre la necessitat de contractar personal</text:p>
      <text:p text:style-name="P1"/>
      <text:p text:style-name="P1"/>
      <text:p text:style-name="P1">A/ Direcció d’Automòbils 2000, </text:p>
      <text:p text:style-name="P3"/>
      <text:p text:style-name="Texto_20_independiente_20_2"/>
      <text:p text:style-name="Texto_20_independiente_20_2">1.Antecedents</text:p>
      <text:p text:style-name="Texto_20_independiente_20_2"/>
      <text:list xml:id="list30522854" text:style-name="WW8Num2">
        <text:list-item>
          <text:p text:style-name="P9">El 10 de gener el Sr. Eduard López, que ha format part del Departament com a tècnic de publicitat des de l’any 2003, em va fer saber mitjançant carta el seu desig d’abandonar l’empresa per motius personals.</text:p>
        </text:list-item>
      </text:list>
      <text:p text:style-name="P5"/>
      <text:list xml:id="list30538368" text:continue-numbering="true" text:style-name="WW8Num2">
        <text:list-item>
          <text:p text:style-name="P9">A petició meva, continuarà ocupant el seu lloc de treball fins al dia 10 de juliol per acabar la campanya de la qual és responsable, i després d’aquesta data deixarà de treballar a Automòbils 2000.</text:p>
        </text:list-item>
      </text:list>
      <text:p text:style-name="Texto_20_independiente_20_2"/>
      <text:list xml:id="list30518510" text:continue-numbering="true" text:style-name="WW8Num2">
        <text:list-item>
          <text:p text:style-name="P9">En els últims cinc anys, per necessitats de l’empresa de promocionar nous productes i d’adreçar-se a un públic cada vegada més nombrós i exigent, s’han multiplicat les campanyes publicitàries.</text:p>
        </text:list-item>
      </text:list>
      <text:p text:style-name="Texto_20_independiente_20_2"/>
      <text:list xml:id="list30534714" text:continue-numbering="true" text:style-name="WW8Num2">
        <text:list-item>
          <text:p text:style-name="P9">A la data de la marxa del Sr. López estarem preparant la campanya publicitària de la tardor.</text:p>
        </text:list-item>
      </text:list>
      <text:p text:style-name="Texto_20_independiente_20_2"/>
      <text:list xml:id="list30537036" text:continue-numbering="true" text:style-name="WW8Num2">
        <text:list-item>
          <text:p text:style-name="P9">Si no hi ha cap persona que el substitueixi, no podré agafar les vacances, com havíem acordat amb la Direcció, durant el mes d’agost.</text:p>
        </text:list-item>
      </text:list>
      <text:p text:style-name="Texto_20_independiente_20_2"/>
      <text:p text:style-name="Texto_20_independiente_20_2"/>
      <text:p text:style-name="Texto_20_independiente_20_2"><text:soft-page-break/>2. Proposta</text:p>
      <text:p text:style-name="Texto_20_independiente_20_2"/>
      <text:p text:style-name="Texto_20_independiente_20_2"><text:tab/>Atesos els antecedents esmentats,</text:p>
      <text:p text:style-name="Texto_20_independiente_20_2"/>
      <text:p text:style-name="Texto_20_independiente_20_2"><text:tab/>PROPOSO:</text:p>
      <text:p text:style-name="Texto_20_independiente_20_2"/>
      <text:p text:style-name="P6">La incorporació de dues persones amb qualificació en màrqueting i publicitat i experiència professional en aquest tipus de feina per substituir el Sr. López i fer-se càrrec de la promoció de les noves sèries.</text:p>
      <text:p text:style-name="Texto_20_independiente_20_2"/>
      <text:p text:style-name="Texto_20_independiente_20_2"/>
      <text:p text:style-name="Texto_20_independiente_20_2"><text:s text:c="5"/>[Signatura]</text:p>
      <text:p text:style-name="Texto_20_independiente_20_2"/>
      <text:p text:style-name="Texto_20_independiente_20_2"><text:s text:c="6"/>Josep M. Fuster</text:p>
      <text:p text:style-name="Texto_20_independiente_20_2"><text:s text:c="6"/>Cap del Departament de Publicitat</text:p>
      <text:p text:style-name="Texto_20_independiente_20_2"/>
      <text:p text:style-name="Texto_20_independiente_20_2"/>
      <text:p text:style-name="Texto_20_independiente_20_2"><text:s text:c="6"/>Tarragona, 20 de gener del 2009</text:p>
      <text:p text:style-name="Texto_20_independiente_20_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Títol_20_portada" style:display-name="Títol portada" style:family="paragraph" style:parent-style-name="Text_20_body">
      <style:paragraph-properties fo:margin-top="0.499cm" fo:margin-bottom="0cm" fo:text-align="center" style:justify-single-word="false"/>
      <style:text-properties style:font-name="Arial Black" fo:font-size="36pt" fo:font-weight="normal" style:font-size-asian="36pt" style:font-weight-asian="normal" style:font-size-complex="36pt" style:font-weight-complex="normal"/>
    </style:style>
    <style:style style:name="Subtítol_20_portada" style:display-name="Subtítol portada" style:family="paragraph" style:parent-style-name="Text_20_body">
      <style:paragraph-properties fo:margin-top="5.001cm" fo:margin-bottom="5.001cm" fo:text-align="center" style:justify-single-word="false"/>
      <style:text-properties style:font-name="Arial Black" fo:font-size="24pt" fo:font-weight="normal" style:font-size-asian="24pt" style:font-weight-asian="normal" style:font-size-complex="24pt" style:font-weight-complex="normal"/>
    </style:style>
    <style:style style:name="autor_2f_a" style:display-name="autor/a" style:family="paragraph" style:parent-style-name="Texto_20_independiente_20_2" style:class="text">
      <style:paragraph-properties fo:text-align="end" style:justify-single-word="false"/>
      <style:text-properties style:font-name="Arial Black" fo:font-size="16pt" fo:font-weight="normal" style:font-size-asian="16pt" style:font-weight-asian="normal" style:font-size-complex="16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79cm" style:type="center"/>
          <style:tab-stop style:position="16.96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479cm" style:type="center"/>
          <style:tab-stop style:position="16.9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1.984cm" fo:margin-right="2.0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3cm" fo:margin-bottom="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Standard"/>
    <style:master-page style:name="Document" style:page-layout-name="Mpm3">
      <style:header>
        <text:h text:style-name="Heading_20_1" text:outline-level="1">Departament de publicitat</text:h>
      </style:header>
      <style:footer>
        <text:h text:style-name="Heading_20_2" text:outline-level="2"><text:page-number text:select-page="current">3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l Departament de Publicitat d’Automòbils 2000, </dc:title>
    <meta:initial-creator>M Antònia Rossell</meta:initial-creator>
    <meta:creation-date>2009-12-27T21:17:20.98</meta:creation-date>
    <meta:editing-cycles>3</meta:editing-cycles>
    <meta:editing-duration>PT00H00M31S</meta:editing-duration>
    <meta:generator>OpenOffice.org/3.2$Win32 OpenOffice.org_project/320m18$Build-9502</meta:generator>
    <dc:date>2010-10-08T10:41:57.45</dc:date>
    <dc:creator>Departament d'Educació </dc:creator>
    <meta:document-statistic meta:table-count="0" meta:image-count="0" meta:object-count="0" meta:page-count="4" meta:paragraph-count="22" meta:word-count="236" meta:character-count="1438"/>
    <meta:user-defined meta:name="Informació 1"/>
    <meta:user-defined meta:name="Informació 2"/>
    <meta:user-defined meta:name="Informació 3"/>
    <meta:user-defined meta:name="Informació 4"/>
  </office:meta>
</office:document-meta>
</file>